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4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6.8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padding="0.71mm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2" table:default-cell-style-name="ce38"/>
        <table:table-column table:style-name="co2" table:default-cell-style-name="ce19"/>
        <table:table-column table:style-name="co2" table:default-cell-style-name="ce38"/>
        <table:table-column table:style-name="co3" table:default-cell-style-name="ce19"/>
        <table:table-column table:style-name="co2" table:default-cell-style-name="ce38"/>
        <table:table-column table:style-name="co4" table:default-cell-style-name="ce19"/>
        <table:table-column table:style-name="co5" table:default-cell-style-name="ce38"/>
        <table:table-column table:style-name="co2" table:default-cell-style-name="ce38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60" office:value-type="string" calcext:value-type="string">
            <text:p>TRABAJADOR</text:p>
          </table:table-cell>
          <table:table-cell table:style-name="ce72" table:number-columns-spanned="3" table:number-rows-spanned="1"/>
          <table:covered-table-cell table:style-name="ce20"/>
          <table:covered-table-cell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IF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úmero S.S.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2" office:value-type="string" calcext:value-type="string">
            <text:p>CATEGORIA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3" office:value-type="string" calcext:value-type="string">
            <text:p>GRUPO COTIZACION</text:p>
          </table:table-cell>
          <table:table-cell table:style-name="ce74"/>
          <table:table-cell table:style-name="ce80"/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9" table:number-columns-spanned="4" table:number-rows-spanned="1"/>
          <table:covered-table-cell table:number-columns-repeated="3" table:style-name="ce39"/>
          <table:table-cell table:style-name="ce81" office:value-type="string" calcext:value-type="string">
            <text:p>Nº días</text:p>
          </table:table-cell>
          <table:table-cell table:style-name="ce95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6" office:value-type="string" calcext:value-type="string">
            <text:p>TOTALES</text:p>
          </table:table-cell>
          <table:table-cell table:style-name="ce109"/>
          <table:table-cell table:style-name="ce111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2"/>
          <table:table-cell table:style-name="ce31"/>
          <table:table-cell table:style-name="ce42"/>
          <table:table-cell table:style-name="ce31"/>
          <table:table-cell table:style-name="ce82" office:value-type="float" office:value="1800" calcext:value-type="float">
            <text:p>1.800,00 €</text:p>
          </table:table-cell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3" table:formula="of:=(1800*0.05)*5" office:value-type="float" office:value="450" calcext:value-type="float">
            <text:p>450,00 €</text:p>
          </table:table-cell>
          <table:table-cell table:style-name="ce97"/>
          <table:table-cell table:style-name="ce23"/>
          <table:table-cell table:style-name="ce112"/>
          <table:table-cell table:style-name="ce114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/>
          <table:table-cell table:style-name="ce29" table:number-columns-repeated="2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12"/>
          <table:table-cell table:style-name="ce115"/>
          <table:table-cell table:number-columns-repeated="3"/>
          <table:table-cell table:style-name="ce117"/>
          <table:table-cell table:style-name="ce115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50"/>
          <table:table-cell table:style-name="ce44"/>
          <table:table-cell table:style-name="ce50"/>
          <table:table-cell table:style-name="ce83"/>
          <table:table-cell table:style-name="ce97"/>
          <table:table-cell table:style-name="ce23"/>
          <table:table-cell table:style-name="ce112"/>
          <table:table-cell table:style-name="ce116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3"/>
          <table:table-cell table:style-name="ce50"/>
          <table:table-cell table:style-name="ce44"/>
          <table:table-cell table:style-name="ce50"/>
          <table:table-cell table:style-name="ce84" table:formula="of:=150+275" office:value-type="float" office:value="425" calcext:value-type="float">
            <text:p>425,00 €</text:p>
          </table:table-cell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4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1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2"/>
          <table:table-cell table:style-name="ce50"/>
          <table:table-cell table:style-name="ce44"/>
          <table:table-cell table:style-name="ce50"/>
          <table:table-cell table:style-name="ce84" office:value-type="float" office:value="100" calcext:value-type="float">
            <text:p>100,00 €</text:p>
          </table:table-cell>
          <table:table-cell table:style-name="ce97"/>
          <table:table-cell table:style-name="ce23"/>
          <table:table-cell table:style-name="ce1"/>
          <table:table-cell table:style-name="ce4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5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 office:value-type="string" calcext:value-type="string">
            <text:p>Transporte</text:p>
          </table:table-cell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 office:value-type="float" office:value="60" calcext:value-type="float">
            <text:p>60,00 €</text:p>
          </table:table-cell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A. TOTAL DEVENGADO</text:p>
          </table:table-cell>
          <table:table-cell table:style-name="ce25"/>
          <table:table-cell table:style-name="ce64"/>
          <table:table-cell table:style-name="ce75"/>
          <table:table-cell table:style-name="ce64"/>
          <table:table-cell table:style-name="ce98" table:formula="of:=SUM([.H10:.H29])" office:value-type="float" office:value="2835" calcext:value-type="float">
            <text:p>2.835,00 €</text:p>
          </table:table-cell>
          <table:table-cell table:style-name="ce109"/>
          <table:table-cell table:style-name="ce113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40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65" office:value-type="string" calcext:value-type="string">
            <text:p>Tipo</text:p>
          </table:table-cell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6" table:formula="of:=[.E58]" office:value-type="float" office:value="2725" calcext:value-type="float">
            <text:p>2.725,00 €</text:p>
          </table:table-cell>
          <table:table-cell table:style-name="ce53"/>
          <table:table-cell table:style-name="ce66" office:value-type="percentage" office:value="0.047" calcext:value-type="percentage">
            <text:p>4,70%</text:p>
          </table:table-cell>
          <table:table-cell table:style-name="ce27"/>
          <table:table-cell table:style-name="ce82" table:formula="of:=[.E58]*[.F35]" office:value-type="float" office:value="128.075" calcext:value-type="float">
            <text:p>128,08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7" table:formula="of:=[.F61]" office:value-type="float" office:value="3150" calcext:value-type="float">
            <text:p>3.150,00 €</text:p>
          </table:table-cell>
          <table:table-cell table:style-name="ce54"/>
          <table:table-cell table:style-name="ce66" office:value-type="percentage" office:value="0.0155" calcext:value-type="percentage">
            <text:p>1,55%</text:p>
          </table:table-cell>
          <table:table-cell table:style-name="ce76"/>
          <table:table-cell table:style-name="ce84" table:formula="of:=[.F61]*[.F36]" office:value-type="float" office:value="48.825" calcext:value-type="float">
            <text:p>48,83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7" table:formula="of:=[.F61]" office:value-type="float" office:value="3150" calcext:value-type="float">
            <text:p>3.150,00 €</text:p>
          </table:table-cell>
          <table:table-cell table:style-name="ce54"/>
          <table:table-cell table:style-name="ce66" office:value-type="percentage" office:value="0.001" calcext:value-type="percentage">
            <text:p>0,10%</text:p>
          </table:table-cell>
          <table:table-cell table:style-name="ce76"/>
          <table:table-cell table:style-name="ce84" table:formula="of:=[.F61]*[.F37]" office:value-type="float" office:value="3.15" calcext:value-type="float">
            <text:p>3,15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5" table:formula="of:=[.F64]" office:value-type="float" office:value="150" calcext:value-type="float">
            <text:p>150,00 €</text:p>
          </table:table-cell>
          <table:table-cell table:style-name="ce66" office:value-type="percentage" office:value="0.047" calcext:value-type="percentage">
            <text:p>4,70%</text:p>
          </table:table-cell>
          <table:table-cell table:style-name="ce76"/>
          <table:table-cell table:style-name="ce84" table:formula="of:=[.E38]*[.F38]" office:value-type="float" office:value="7.05" calcext:value-type="float">
            <text:p>7,05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5" table:formula="of:=[.F65]" office:value-type="float" office:value="275" calcext:value-type="float">
            <text:p>275,00 €</text:p>
          </table:table-cell>
          <table:table-cell table:style-name="ce66" office:value-type="percentage" office:value="0.02" calcext:value-type="percentage">
            <text:p>2,00%</text:p>
          </table:table-cell>
          <table:table-cell table:style-name="ce76"/>
          <table:table-cell table:style-name="ce84" table:formula="of:=[.E39]*[.F39]" office:value-type="float" office:value="5.5" calcext:value-type="float">
            <text:p>5,5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8" table:number-columns-repeated="4"/>
          <table:table-cell table:style-name="ce86" table:formula="of:=SUM([.H35:.H39])" office:value-type="float" office:value="192.6" calcext:value-type="float">
            <text:p>192,60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 table:formula="of:=[.F66]" office:value-type="float" office:value="2775" calcext:value-type="float">
            <text:p>2.775,00 €</text:p>
          </table:table-cell>
          <table:table-cell table:style-name="ce27" table:number-columns-repeated="2"/>
          <table:table-cell table:style-name="ce67" office:value-type="percentage" office:value="0.11" calcext:value-type="percentage">
            <text:p>11,00%</text:p>
          </table:table-cell>
          <table:table-cell table:style-name="ce27"/>
          <table:table-cell table:style-name="ce82" table:formula="of:=[.C42]*[.F42]" office:value-type="float" office:value="305.25" calcext:value-type="float">
            <text:p>305,25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8"/>
          <table:table-cell table:style-name="ce27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1"/>
          <table:table-cell table:style-name="ce3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2"/>
          <table:table-cell table:style-name="ce31"/>
          <table:table-cell table:style-name="ce42"/>
          <table:table-cell table:style-name="ce31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B. TOTAL A DEDUCIR</text:p>
          </table:table-cell>
          <table:table-cell table:style-name="ce25"/>
          <table:table-cell table:style-name="ce64"/>
          <table:table-cell table:style-name="ce75"/>
          <table:table-cell table:style-name="ce88" table:formula="of:=[.H40]+[.H42]+[.H43]+[.H44]+[.H45]" office:value-type="float" office:value="497.85" calcext:value-type="float">
            <text:p>497,85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LIQUIDO TOTAL A PERCIBIR (A-B)</text:p>
          </table:table-cell>
          <table:table-cell table:style-name="ce25"/>
          <table:table-cell table:style-name="ce40"/>
          <table:table-cell table:style-name="ce75"/>
          <table:table-cell table:style-name="ce64"/>
          <table:table-cell table:style-name="ce100" table:formula="of:=[.I30]-[.H47]" office:value-type="float" office:value="2337.15" calcext:value-type="float">
            <text:p>2.337,15 €</text:p>
          </table:table-cell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1"/>
          <table:table-cell table:style-name="ce26" office:value-type="string" calcext:value-type="string">
            <text:p>Fecha</text:p>
          </table:table-cell>
          <table:table-cell table:style-name="ce41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9"/>
          <table:table-cell table:style-name="ce33"/>
          <table:table-cell table:style-name="ce49"/>
          <table:table-cell table:style-name="ce33"/>
          <table:table-cell table:style-name="ce49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34"/>
          <table:covered-table-cell table:style-name="ce103"/>
          <table:table-cell table:style-name="ce110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5" table:number-columns-repeated="6"/>
          <table:table-cell table:style-name="ce104"/>
          <table:table-cell table:style-name="ce110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6" table:formula="of:=SUM([.H10:.H14])+[.H18]" office:value-type="float" office:value="2350" calcext:value-type="float">
            <text:p>2.350,00 €</text:p>
          </table:table-cell>
          <table:table-cell table:style-name="ce59" table:number-columns-repeated="2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50"/>
          <table:table-cell table:style-name="ce57" table:formula="of:=((1800+450)*2)/12" office:value-type="float" office:value="375" calcext:value-type="float">
            <text:p>375,00 €</text:p>
          </table:table-cell>
          <table:table-cell table:style-name="ce59"/>
          <table:table-cell table:style-name="ce69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1" office:value-type="string" calcext:value-type="string">
            <text:p>TOTAL</text:p>
          </table:table-cell>
          <table:table-cell table:style-name="ce58" table:formula="of:=[.E56]+[.E57]" office:value-type="float" office:value="2725" calcext:value-type="float">
            <text:p>2.725,00 €</text:p>
          </table:table-cell>
          <table:table-cell table:style-name="ce59"/>
          <table:table-cell table:style-name="ce77" office:value-type="percentage" office:value="0.236" calcext:value-type="percentage">
            <text:p>23,60%</text:p>
          </table:table-cell>
          <table:table-cell table:style-name="ce90"/>
          <table:table-cell table:style-name="ce105" table:formula="of:=[.E58]*[.G58]" office:value-type="float" office:value="643.1" calcext:value-type="float">
            <text:p>643,1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9"/>
          <table:table-cell table:style-name="ce69" office:value-type="string" calcext:value-type="string">
            <text:p>Base</text:p>
          </table:table-cell>
          <table:table-cell table:style-name="ce69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36"/>
          <table:table-cell table:style-name="ce59" office:value-type="string" calcext:value-type="string">
            <text:p>AT y EP</text:p>
          </table:table-cell>
          <table:table-cell table:style-name="ce70"/>
          <table:table-cell table:style-name="ce78" office:value-type="percentage" office:value="0.03" calcext:value-type="percentage">
            <text:p>3,00%</text:p>
          </table:table-cell>
          <table:table-cell table:style-name="ce59"/>
          <table:table-cell table:style-name="ce105" table:formula="of:=[.F61]*[.G60]" office:value-type="float" office:value="94.5" calcext:value-type="float">
            <text:p>94,5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59" office:value-type="string" calcext:value-type="string">
            <text:p>Desempleo</text:p>
          </table:table-cell>
          <table:table-cell table:style-name="ce71" table:formula="of:=[.E58]+[.F64]+[.F65]" office:value-type="float" office:value="3150" calcext:value-type="float">
            <text:p>3.150,00 €</text:p>
          </table:table-cell>
          <table:table-cell table:style-name="ce79" office:value-type="percentage" office:value="0.055" calcext:value-type="percentage">
            <text:p>5,50%</text:p>
          </table:table-cell>
          <table:table-cell table:style-name="ce91"/>
          <table:table-cell table:style-name="ce105" table:formula="of:=[.F61]*[.G61]" office:value-type="float" office:value="173.25" calcext:value-type="float">
            <text:p>173,25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30" office:value-type="string" calcext:value-type="string">
            <text:p>FP</text:p>
          </table:table-cell>
          <table:table-cell table:style-name="ce70"/>
          <table:table-cell table:style-name="ce79" office:value-type="percentage" office:value="0.006" calcext:value-type="percentage">
            <text:p>0,60%</text:p>
          </table:table-cell>
          <table:table-cell table:style-name="ce91"/>
          <table:table-cell table:style-name="ce105" table:formula="of:=[.F61]*[.G62]" office:value-type="float" office:value="18.9" calcext:value-type="float">
            <text:p>18,9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6" table:number-columns-repeated="2"/>
          <table:table-cell table:style-name="ce30" office:value-type="string" calcext:value-type="string">
            <text:p>FOGASA</text:p>
          </table:table-cell>
          <table:table-cell table:style-name="ce70"/>
          <table:table-cell table:style-name="ce79" office:value-type="percentage" office:value="0.002" calcext:value-type="percentage">
            <text:p>0,20%</text:p>
          </table:table-cell>
          <table:table-cell table:style-name="ce91"/>
          <table:table-cell table:style-name="ce105" table:formula="of:=[.F61]*[.G63]" office:value-type="float" office:value="6.3" calcext:value-type="float">
            <text:p>6,3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1" office:value-type="float" office:value="150" calcext:value-type="float">
            <text:p>150,00 €</text:p>
          </table:table-cell>
          <table:table-cell table:style-name="ce79" office:value-type="percentage" office:value="0.236" calcext:value-type="percentage">
            <text:p>23,60%</text:p>
          </table:table-cell>
          <table:table-cell table:style-name="ce91"/>
          <table:table-cell table:style-name="ce106" table:formula="of:=[.F64]*[.G64]" office:value-type="float" office:value="35.4" calcext:value-type="float">
            <text:p>35,4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8" office:value-type="float" office:value="275" calcext:value-type="float">
            <text:p>275,00 €</text:p>
          </table:table-cell>
          <table:table-cell table:style-name="ce77" office:value-type="percentage" office:value="0.12" calcext:value-type="percentage">
            <text:p>12,00%</text:p>
          </table:table-cell>
          <table:table-cell table:style-name="ce92"/>
          <table:table-cell table:style-name="ce106" table:formula="of:=[.F65]*[.G65]" office:value-type="float" office:value="33" calcext:value-type="float">
            <text:p>33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8" table:formula="of:=2835-60" office:value-type="float" office:value="2775" calcext:value-type="float">
            <text:p>2.775,00 €</text:p>
          </table:table-cell>
          <table:table-cell table:style-name="ce30"/>
          <table:table-cell table:style-name="ce93" office:value-type="string" calcext:value-type="string">
            <text:p>Total</text:p>
          </table:table-cell>
          <table:table-cell table:style-name="ce107" table:formula="of:=SUM([.I58:.I65])" office:value-type="float" office:value="1004.45" calcext:value-type="float">
            <text:p>1.004,45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3:21:40.9757868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20T13:42:27.750007653</dc:date>
    <meta:print-date>2014-11-12T12:53:31</meta:print-date>
    <meta:generator>LibreOffice/5.1.6.2$Linux_X86_64 LibreOffice_project/10m0$Build-2</meta:generator>
    <meta:editing-duration>PT7M41S</meta:editing-duration>
    <meta:editing-cycles>1</meta:editing-cycles>
    <meta:document-statistic meta:table-count="4" meta:cell-count="119" meta:object-count="0"/>
  </office:meta>
</office:document-meta>
</file>